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625cm" fo:min-width="11.565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3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4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4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7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4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9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cccccc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9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0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float x,y; <text:s/>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float size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float radius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</text:span></text:p>
            <text:p text:style-name="P13"><text:span text:style-name="T10">Circle c; </text:span><text:span text:style-name="T10"><text:line-break/></text:span><text:span text:style-name="T10">myShapes[</text:span><text:span text:style-name="T11">0</text:span><text:span text:style-name="T10">] = c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</text:span><text:span text:style-name="T13">and then </text:span><text:span text:style-name="T14">sliced</text:span><text:span text:style-name="T13"> to fit inside the Shape 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</text:span><text:span text:style-name="T13">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uses methods of the </text:span><text:span text:style-name="T27">base 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an inherited class </text:span><text:span text:style-name="T27">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Calls Circle::Draw() </text:span><text:span text:style-name="T32"><text:line-break/></text:span><text:span text:style-name="T29">square-&gt;draw(); <text:s text:c="5"/></text:span><text:span text:style-name="T32">// Calls 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x; </text:span><text:span text:style-name="T23"><text:line-break/></text:span><text:span text:style-name="T23">   </text:span><text:span text:style-name="T22">int</text:span><text:span text:style-name="T23"> y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r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</text:span><text:span text:style-name="T37">Shape object.</text:span></text:p>
            <text:p text:style-name="P13"><text:span text:style-name="T38">The compiler cannot know if </text:span><text:span text:style-name="T39">*p </text:span><text:span text:style-name="T38">is from a </text:span><text:span text:style-name="T38">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</text:span><text:span text:style-name="T33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that the method can be </text:span><text:span text:style-name="T42">overridden in a dynamic 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ass</text:span><text:span text:style-name="T44"> Circl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c'</text:span><text:span text:style-name="T44">;}</text:span><text:span text:style-name="T44"><text:line-break/></text:span><text:span text:style-name="T43">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text:s/></text:span></text:p>
            <text:p text:style-name="P13"><text:span text:style-name="T27">The resolution of</text:span><text:span text:style-name="T26"> foo() </text:span><text:span text:style-name="T27">is dynamic in </text:span><text:span text:style-name="T48">all </text:span><text:span text:style-name="T27">subclasses 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7.525cm" svg:x="14.098cm" svg:y="1.27cm">
          <text:p text:style-name="P19"><text:span text:style-name="T50">int</text:span><text:span text:style-name="T51"> </text:span><text:span text:style-name="T51">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</text:span><text:span text:style-name="T51">d; </text:span></text:p>
          <text:p text:style-name="P19"><text:span text:style-name="T51"/></text:p>
          <text:p text:style-name="P24"><text:span text:style-name="T52"><text:s text:c="3"/></text:span><text:span text:style-name="T52">Base </text:span><text:span text:style-name="T52">b = d; <text:s/></text:span><text:span text:style-name="T52"><text:line-break/></text:span><text:span text:style-name="T52">   b.f()</text:span><text:span text:style-name="T52">; </text:span><text:span text:style-name="T53">//B</text:span><text:span text:style-name="T52"><text:line-break/></text:span><text:span text:style-name="T51">   </text:span></text:p>
          <text:p text:style-name="P24"><text:span text:style-name="T51"><text:s text:c="3"/></text:span><text:span text:style-name="T51">Base&amp; </text:span><text:span text:style-name="T51">bref= d; </text:span><text:span text:style-name="T51"><text:line-break/></text:span><text:span text:style-name="T51">   bref.</text:span><text:span text:style-name="T51">f(); </text:span><text:span text:style-name="T54">//D</text:span></text:p>
          <text:p text:style-name="P24"><text:span text:style-name="T51">   </text:span></text:p>
          <text:p text:style-name="P24"><text:span text:style-name="T51"><text:s text:c="3"/></text:span><text:span text:style-name="T51">Base* </text:span><text:span text:style-name="T51">bp = &amp;d; </text:span><text:span text:style-name="T51"><text:line-break/></text:span><text:span text:style-name="T51"> <text:s text:c="2"/>bp-</text:span><text:span text:style-name="T51">&gt;f(); </text:span><text:span text:style-name="T54">//</text:span><text:span text:style-name="T54">D</text:span></text:p>
          <text:p text:style-name="P19"><text:span text:style-name="T54"/></text:p>
          <text:p text:style-name="P19"><text:span text:style-name="T55"><text:s text:c="3"/></text:span><text:span text:style-name="T55">Base </text:span><text:span text:style-name="T55">b1;</text:span><text:span text:style-name="T54"><text:line-break/></text:span><text:span text:style-name="T51"> <text:s text:c="2"/>// </text:span><text:span text:style-name="T51">Derived </text:span><text:span text:style-name="T51">d1 = b1;</text:span></text:p>
          <text:p text:style-name="P19"><text:span text:style-name="T51"><text:s text:c="3"/></text:span><text:span text:style-name="T51">// </text:span><text:span text:style-name="T51">won’t </text:span><text:span text:style-name="T51">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6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7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7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6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7">"Base f()" </text:span><text:span text:style-name="T18">&lt;&lt;endl; }</text:span></text:p>
            <text:p text:style-name="P13"><text:span text:style-name="T18"><text:s text:c="10"/></text:span><text:span text:style-name="T21">void</text:span><text:span text:style-name="T18"> g(</text:span><text:span text:style-name="T58">Base* this</text:span><text:span text:style-name="T18">) {</text:span><text:span text:style-name="T58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7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8">Base::</text:span><text:span text:style-name="T18">g(</text:span><text:span text:style-name="T58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9">virtual void </text:span><text:span text:style-name="T18">f(){ cout&lt;&lt;“Base”&lt;&lt;endl;}</text:span></text:p>
            <text:p text:style-name="P13"><text:span text:style-name="T18">};</text:span></text:p>
            <text:p text:style-name="P13"><text:span text:style-name="T59">struct</text:span><text:span text:style-name="T18"> Derived: </text:span><text:span text:style-name="T59">public</text:span><text:span text:style-name="T18"> Base {</text:span></text:p>
            <text:p text:style-name="P13"><text:span text:style-name="T18"><text:s text:c="2"/></text:span><text:span text:style-name="T59">virtual void </text:span><text:span text:style-name="T18">f(){ cout&lt;&lt;“Derived”&lt;&lt;endl;}</text:span></text:p>
            <text:p text:style-name="P13"><text:span text:style-name="T18">};</text:span></text:p>
            <text:p text:style-name="P13"><text:span text:style-name="T59">int</text:span><text:span text:style-name="T18"> main(){</text:span></text:p>
            <text:p text:style-name="P13"><text:span text:style-name="T18"><text:s text:c="2"/></text:span><text:span text:style-name="T18">Derived d; </text:span><text:span text:style-name="T60">// would print “Base”</text:span></text:p>
            <text:p text:style-name="P13"><text:span text:style-name="T60">}</text:span></text:p>
            <text:p text:style-name="P13"><text:span text:style-name="T61">Why? Because when Base() is called, Derived is not </text:span><text:span text:style-name="T61">constructed yet! <text:s text:c="3"/></text:span><text:span text:style-name="T62"><text:a xlink:href="https://stackoverflow.com/q/962132/827927" xlink:type="simple">https://stackoverflow.com/q/962132/827927</text:a></text:span><text:span text:style-name="T62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9">virtual void </text:span><text:span text:style-name="T18">f() { cout&lt;&lt;“Base”&lt;&lt;endl;}</text:span></text:p>
            <text:p text:style-name="P13"><text:span text:style-name="T18">};</text:span></text:p>
            <text:p text:style-name="P13"><text:span text:style-name="T59">struct</text:span><text:span text:style-name="T18"> Derived: </text:span><text:span text:style-name="T59">public</text:span><text:span text:style-name="T18"> Base {</text:span></text:p>
            <text:p text:style-name="P13"><text:span text:style-name="T18"><text:s text:c="2"/></text:span><text:span text:style-name="T59">virtual void </text:span><text:span text:style-name="T18">f() { cout&lt;&lt;“Derived”&lt;&lt;endl;}</text:span></text:p>
            <text:p text:style-name="P13"><text:span text:style-name="T18">};</text:span></text:p>
            <text:p text:style-name="P13"><text:span text:style-name="T59">int</text:span><text:span text:style-name="T18"> main(){</text:span></text:p>
            <text:p text:style-name="P13"><text:span text:style-name="T18"><text:s text:c="2"/></text:span><text:span text:style-name="T18">Derived d; </text:span><text:span text:style-name="T60">// would print “Base”</text:span></text:p>
            <text:p text:style-name="P13"><text:span text:style-name="T60">}</text:span></text:p>
            <text:p text:style-name="P13"><text:span text:style-name="T61">Why? Because when ~Base() is called, Derived is </text:span><text:span text:style-name="T61">already destructed! <text:s text:c="3"/></text:span><text:span text:style-name="T62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3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6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7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27"><text:span text:style-name="T6"><text:s/></text:span><text:span text:style-name="T6">The method must be virtual in the base.</text:span></text:p>
                  </text:list-item>
                  <text:list-item>
                    <text:p text:style-name="P27"><text:span text:style-name="T6"><text:s/></text:span><text:span text:style-name="T6">We are not in ctor / dtor</text:span></text:p>
                  </text:list-item>
                  <text:list-item>
                    <text:p text:style-name="P27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42">(C++11 put </text:span><text:span text:style-name="T64">override</text:span><text:span text:style-name="T42"> between () and { } to check </text:span><text:span text:style-name="T42">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5">single </text:span><text:span text:style-name="T40">pointer to an array of </text:span><text:span text:style-name="T40">function pointers.</text:span></text:p>
                  </text:list-item>
                  <text:list-item>
                    <text:p text:style-name="P16"><text:span text:style-name="T40">This array contains pointers to the appropriate </text:span><text:span text:style-name="T40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one table.</text:span></text:p>
                  </text:list-item>
                  <text:list-item>
                    <text:p text:style-name="P16"><text:span text:style-name="T40">Each object contains one field that points to </text:span><text:span text:style-name="T40">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8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8.038cm" svg:x="0.619cm" svg:y="0.506cm">
          <text:p text:style-name="P19"><text:span text:style-name="T66">class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</text:span><text:span text:style-name="T66">l</text:span><text:span text:style-name="T67"> </text:span><text:span text:style-name="T66">void</text:span><text:span text:style-name="T67"> </text:span><text:span text:style-name="T67">f1(); </text:span><text:span text:style-name="T67">   </text:span><text:span text:style-name="T66">virtua</text:span><text:span text:style-name="T66">l</text:span><text:span text:style-name="T67"> </text:span><text:span text:style-name="T66">void</text:span><text:span text:style-name="T67"> </text:span><text:span text:style-name="T67">f2(); </text:span><text:span text:style-name="T67">   </text:span><text:span text:style-name="T66">int</text:span><text:span text:style-name="T67"> </text:span><text:span text:style-name="T67">_a; </text:span></text:p>
          <text:p text:style-name="P19"><text:span text:style-name="T67">}; </text:span></text:p>
          <text:p text:style-name="P19"><text:span text:style-name="T67"><text:line-break/></text:span><text:span text:style-name="T66">class</text:span><text:span text:style-name="T67"> B: </text:span><text:span text:style-name="T66">public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 <text:s/></text:span><text:span text:style-name="T66"><text:s/>void</text:span><text:span text:style-name="T67"> </text:span><text:span text:style-name="T67">f1(); </text:span></text:p>
          <text:p text:style-name="P19"><text:span text:style-name="T67"><text:s text:c="3"/></text:span><text:span text:style-name="T66">virtual </text:span><text:span text:style-name="T66">void</text:span><text:span text:style-name="T67"> </text:span><text:span text:style-name="T67">f3();</text:span></text:p>
          <text:p text:style-name="P19"><text:span text:style-name="T67"><text:s text:c="3"/></text:span><text:span text:style-name="T66">void</text:span><text:span text:style-name="T67"> </text:span><text:span text:style-name="T67">f4(); </text:span><text:span text:style-name="T67"><text:line-break/></text:span><text:span text:style-name="T67">   </text:span><text:span text:style-name="T66">int</text:span><text:span text:style-name="T67"> </text:span><text:span text:style-name="T67">_b; </text:span></text:p>
          <text:p text:style-name="P19"><text:span text:style-name="T67">}; </text:span></text:p>
          <text:p text:style-name="P19"><text:span text:style-name="T67">A* a1= </text:span><text:span text:style-name="T67">new A;</text:span></text:p>
          <text:p text:style-name="P19"><text:span text:style-name="T67">A* a2= </text:span><text:span text:style-name="T67">new A;</text:span><text:span text:style-name="T67"><text:line-break/></text:span><text:span text:style-name="T67">A* a3= </text:span><text:span text:style-name="T67">new B;</text:span></text:p>
          <text:p text:style-name="P19"><text:span text:style-name="T67">//B* b1 = </text:span><text:span text:style-name="T67">new A;</text:span></text:p>
          <text:p text:style-name="P19"><text:span text:style-name="T67">a1→f1();</text:span></text:p>
          <text:p text:style-name="P19"><text:span text:style-name="T67">a3→f1(); </text:span><text:span text:style-name="T67">// same </text:span><text:span text:style-name="T67">code</text:span></text:p>
          <text:p text:style-name="P19"><text:span text:style-name="T67">((B*)a3)-</text:span><text:span text:style-name="T67">&gt;f3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8">void A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8">void A::f2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8">void B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836cm" svg:height="1.098cm" svg:x="16.249cm" svg:y="6.853cm">
          <text:p text:style-name="P21"><text:span text:style-name="T70">v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7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7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70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70">_</text:span><text:span text:style-name="T70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70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70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8">void B::f3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70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8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8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89cm" svg:x="0.71cm" svg:y="0.984cm">
          <text:p text:style-name="P19"><text:span text:style-name="T66">class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2();    </text:span><text:span text:style-name="T66">int</text:span><text:span text:style-name="T67"> _a; </text:span><text:span text:style-name="T67"><text:line-break/></text:span><text:span text:style-name="T67">}; </text:span></text:p>
          <text:p text:style-name="P19"><text:span text:style-name="T67"><text:line-break/></text:span><text:span text:style-name="T66">class</text:span><text:span text:style-name="T67"> B: </text:span><text:span text:style-name="T66">public</text:span><text:span text:style-name="T67"> A </text:span><text:span text:style-name="T67"><text:line-break/></text:span><text:span text:style-name="T67">{ </text:span><text:span text:style-name="T66">public</text:span><text:span text:style-name="T67">: </text:span><text:span text:style-name="T67"><text:line-break/></text:span><text:span text:style-name="T67">   </text:span><text:span text:style-name="T66">virtual</text:span><text:span text:style-name="T67"> </text:span><text:span text:style-name="T66">void</text:span><text:span text:style-name="T67"> f1();    </text:span><text:span text:style-name="T66">virtual</text:span><text:span text:style-name="T67"> </text:span><text:span text:style-name="T66">void</text:span><text:span text:style-name="T67"> f3();    </text:span><text:span text:style-name="T66">void</text:span><text:span text:style-name="T67"> f4(); </text:span><text:span text:style-name="T67"><text:line-break/></text:span><text:span text:style-name="T67">   </text:span><text:span text:style-name="T66">int</text:span><text:span text:style-name="T67"> _b; </text:span><text:span text:style-name="T67"><text:line-break/></text:span><text:span text:style-name="T67">}; </text:span><text:span text:style-name="T67"><text:line-break/></text:span><text:span text:style-name="T67"><text:line-break/></text:span><text:span text:style-name="T67">A* a1= new A;</text:span></text:p>
          <text:p text:style-name="P19"><text:span text:style-name="T67">A* a2= new A; </text:span><text:span text:style-name="T67"><text:line-break/></text:span><text:span text:style-name="T67">A* a3= new B; <text:s/></text:span></text:p>
          <text:p text:style-name="P19"><text:span text:style-name="T67">a3→f3(); // comp.err.</text:span></text:p>
          <text:p text:style-name="P19"><text:span text:style-name="T67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19"><text:span text:style-name="T68">void A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19"><text:span text:style-name="T68">void A::f2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19"><text:span text:style-name="T68">void B::f1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1" draw:layer="layout" svg:width="2.45cm" svg:height="1.098cm" svg:x="16.441cm" svg:y="6.853cm">
          <text:p text:style-name="P21"><text:span text:style-name="T70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1" draw:layer="layout" svg:width="0.969cm" svg:height="1.267cm" svg:x="16.46cm" svg:y="8.123cm">
          <text:p text:style-name="P21"><text:span text:style-name="T7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1" draw:layer="layout" svg:width="0.969cm" svg:height="1.267cm" svg:x="16.398cm" svg:y="11.95cm">
          <text:p text:style-name="P21"><text:span text:style-name="T7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2" draw:layer="layout" svg:width="3.386cm" svg:height="1.009cm" svg:x="11.492cm" svg:y="7.505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1" draw:layer="layout" svg:width="3.386cm" svg:height="1.009cm" svg:x="11.492cm" svg:y="8.515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2" draw:layer="layout" svg:width="2.576cm" svg:height="1.61cm" svg:x="9.326cm" svg:y="7.21cm">
            <text:p text:style-name="P19"><text:span text:style-name="T70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2" draw:layer="layout" svg:width="3.386cm" svg:height="1.009cm" svg:x="11.492cm" svg:y="13.057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1" draw:layer="layout" svg:width="3.386cm" svg:height="1.009cm" svg:x="11.492cm" svg:y="14.067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1" draw:layer="layout" svg:width="3.386cm" svg:height="1.009cm" svg:x="11.492cm" svg:y="15.077cm">
              <text:p text:style-name="P21"><text:span text:style-name="T70">_</text:span><text:span text:style-name="T70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2" draw:layer="layout" svg:width="2.576cm" svg:height="1.61cm" svg:x="9.33cm" svg:y="12.762cm">
            <text:p text:style-name="P19"><text:span text:style-name="T70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2" draw:layer="layout" svg:width="3.386cm" svg:height="1.009cm" svg:x="11.492cm" svg:y="10.279cm">
              <text:p text:style-name="P19"><text:span text:style-name="T70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1" draw:layer="layout" svg:width="3.386cm" svg:height="1.009cm" svg:x="11.492cm" svg:y="11.289cm">
              <text:p text:style-name="P21"><text:span text:style-name="T70">_</text:span><text:span text:style-name="T70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2" draw:layer="layout" svg:width="2.576cm" svg:height="1.61cm" svg:x="9.326cm" svg:y="9.984cm">
            <text:p text:style-name="P19"><text:span text:style-name="T70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19"><text:span text:style-name="T68">void B::f3</text:span></text:p>
          <text:p text:style-name="P21"><text:span text:style-name="T68">{ </text:span></text:p>
          <text:p text:style-name="P21"><text:span text:style-name="T68"><text:s/></text:span><text:span text:style-name="T69">//...</text:span></text:p>
          <text:p text:style-name="P21"><text:span text:style-name="T68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1" draw:layer="layout" svg:width="2.116cm" svg:height="1.009cm" svg:x="16.642cm" svg:y="13.07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1" draw:layer="layout" svg:width="2.116cm" svg:height="1.009cm" svg:x="16.642cm" svg:y="14.08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1" draw:layer="layout" svg:width="2.116cm" svg:height="1.009cm" svg:x="16.642cm" svg:y="15.09cm">
            <text:p text:style-name="P21"><text:span text:style-name="T70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1" draw:layer="layout" svg:width="2.116cm" svg:height="1.009cm" svg:x="16.642cm" svg:y="9.393cm">
            <text:p text:style-name="P21"><text:span text:style-name="T70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1" draw:layer="layout" svg:width="2.116cm" svg:height="1.009cm" svg:x="16.642cm" svg:y="10.403cm">
            <text:p text:style-name="P21"><text:span text:style-name="T70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3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5" draw:layer="layout" svg:width="9.468cm" svg:height="15.874cm" svg:x="14.986cm" svg:y="4.262cm">
          <text:p text:style-name="P34"><text:span text:style-name="T72">class Base { <text:s/>public: <text:s/>int x, y;</text:span></text:p>
          <text:p text:style-name="P34"><text:span text:style-name="T72"><text:s text:c="4"/></text:span><text:span text:style-name="T72">int f() { return 111; }</text:span></text:p>
          <text:p text:style-name="P34"><text:span text:style-name="T72"><text:s text:c="4"/></text:span><text:span text:style-name="T72">virtual int g() { return 222; }</text:span></text:p>
          <text:p text:style-name="P34"><text:span text:style-name="T72"><text:s text:c="4"/></text:span><text:span text:style-name="T72">virtual int h() { return 333;}</text:span></text:p>
          <text:p text:style-name="P34"><text:span text:style-name="T72">};</text:span></text:p>
          <text:p text:style-name="P34"><text:span text:style-name="T72">class Derived: public Base {</text:span></text:p>
          <text:p text:style-name="P34"><text:span text:style-name="T72"><text:s text:c="4"/></text:span><text:span text:style-name="T72">int g() { return 444; }</text:span></text:p>
          <text:p text:style-name="P34"><text:span text:style-name="T72">};</text:span></text:p>
          <text:p text:style-name="P34"><text:span text:style-name="T72">int main() {</text:span></text:p>
          <text:p text:style-name="P34"><text:span text:style-name="T72"><text:s text:c="4"/></text:span><text:span text:style-name="T72">Base* p = new Derived;</text:span></text:p>
          <text:p text:style-name="P34"><text:span text:style-name="T72"><text:s text:c="4"/></text:span><text:span text:style-name="T72">p-&gt;f();</text:span></text:p>
          <text:p text:style-name="P34"><text:span text:style-name="T72"><text:s text:c="4"/></text:span><text:span text:style-name="T72">p-&gt;g();</text:span></text:p>
          <text:p text:style-name="P34"><text:span text:style-name="T72"><text:s text:c="4"/></text:span><text:span text:style-name="T72">p-&gt;h();</text:span></text:p>
          <text:p text:style-name="P34"><text:span text:style-name="T72"><text:s text:c="4"/></text:span><text:span text:style-name="T72">delete p;</text:span></text:p>
          <text:p text:style-name="P34"><text:span text:style-name="T72"><text:s text:c="4"/></text:span><text:span text:style-name="T72">return 0;</text:span></text:p>
          <text:p text:style-name="P34"><text:span text:style-name="T72">}</text:span></text:p>
          <text:p text:style-name="P34"><text:span text:style-name="T7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6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7" draw:layer="layout" svg:width="23.706cm" svg:height="15.874cm" svg:x="0.748cm" svg:y="4.262cm">
          <text:list text:style-name="L7">
            <text:list-item>
              <text:list>
                <text:list-item>
                  <text:p text:style-name="P34"><text:span text:style-name="T73">In the code of Base::</text:span><text:span text:style-name="T6">Base, the vptr is set to Base::vtable, so the calls are to the Base functions.</text:span></text:p>
                </text:list-item>
                <text:list-item>
                  <text:p text:style-name="P34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4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4"><text:span text:style-name="T12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4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4"><text:span text:style-name="T6">No inlining</text:span></text:p>
                      </text:list-item>
                    </text:list>
                  </text:list-item>
                  <text:list-item>
                    <text:p text:style-name="P38"><text:span text:style-name="T12">Memory</text:span><text:span text:style-name="T6">: objects with virtual methods have </text:span><text:span text:style-name="T6">an additional field (about 8 bytes).</text:span></text:p>
                  </text:list-item>
                  <text:list-item>
                    <text:p text:style-name="P38"><text:span text:style-name="T12">Conclusion</text:span><text:span text:style-name="T6">: Declare a function “virtual” only </text:span><text:span text:style-name="T6">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 { delete p1; }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 { delete p2; }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4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5">class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~Base() { delete p1; } </text:span><text:span text:style-name="T76"><text:line-break/></text:span><text:span text:style-name="T76">}; </text:span><text:span text:style-name="T76"><text:line-break/></text:span><text:span text:style-name="T75">class</text:span><text:span text:style-name="T76"> Derived : </text:span><text:span text:style-name="T75">public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~Derived() { delete p2; </text:span><text:span text:style-name="T77">[~Base();]</text:span><text:span text:style-name="T76"> } </text:span><text:span text:style-name="T76"><text:line-break/></text:span><text:span text:style-name="T76">}; </text:span><text:span text:style-name="T76"><text:line-break/></text:span><text:span text:style-name="T76">Base *p = </text:span><text:span text:style-name="T75">new</text:span><text:span text:style-name="T76"> Derived; </text:span><text:span text:style-name="T76"><text:line-break/></text:span><text:span text:style-name="T75">delete</text:span><text:span text:style-name="T76"> p; </text:span><text:span text:style-name="T76"><text:line-break/></text:span><text:span text:style-name="T78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9"><text:span text:style-name="T6"/></text:p>
            <text:list text:style-name="L3">
              <text:list-item>
                <text:p text:style-name="P39"><text:span text:style-name="T6">Destructor is like any other method</text:span></text:p>
              </text:list-item>
              <text:list-item>
                <text:p text:style-name="P39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39"><text:span text:style-name="T6">To fix that, we need to declare virtual </text:span><text:span text:style-name="T6">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75">class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</text:span><text:span text:style-name="T75">virtual </text:span><text:span text:style-name="T76">~Base() { delete p1; } </text:span><text:span text:style-name="T76"><text:line-break/></text:span><text:span text:style-name="T76">}; </text:span><text:span text:style-name="T76"><text:line-break/></text:span><text:span text:style-name="T75">class</text:span><text:span text:style-name="T76"> Derived : </text:span><text:span text:style-name="T75">public</text:span><text:span text:style-name="T76"> Base </text:span><text:span text:style-name="T76"><text:line-break/></text:span><text:span text:style-name="T76">{ </text:span><text:span text:style-name="T75">public</text:span><text:span text:style-name="T76">: </text:span><text:span text:style-name="T76"><text:line-break/></text:span><text:span text:style-name="T76">   ~Derived() { delete p2; </text:span><text:span text:style-name="T77">[~Base();]</text:span><text:span text:style-name="T76"> } </text:span><text:span text:style-name="T76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9">Derived</text:span><text:span text:style-name="T80">::~</text:span><text:span text:style-name="T79">Derived</text:span><text:span text:style-name="T80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office:forms form:automatic-focus="false" form:apply-design-mode="false"/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81"><text:line-break/></text:span><text:span text:style-name="T81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81"><text:line-break/></text:span><text:span text:style-name="T81"> <text:s text:c="2"/></text:span><text:span text:style-name="T22">virtual</text:span><text:span text:style-name="T23"> </text:span><text:span text:style-name="T22">double</text:span><text:span text:style-name="T23"> area()</text:span><text:span text:style-name="T22"> const</text:span><text:span text:style-name="T23">; </text:span><text:span text:style-name="T81"><text:s/></text:span><text:span text:style-name="T81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4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2"><text:span text:style-name="T82">In this example, we never want to deal </text:span><text:span text:style-name="T82">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82">Shape serves the role of an interface</text:span></text:p>
                  </text:list-item>
                </text:list>
              </text:list-item>
              <text:list-item>
                <text:p text:style-name="P42"><text:span text:style-name="T82">All shapes need to be specific shapes <text:s/></text:span><text:span text:style-name="T82">instances of derived classes of Shape.</text:span></text:p>
              </text:list-item>
              <text:list-item>
                <text:p text:style-name="P42"><text:span text:style-name="T82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81">// pure virtuals:</text:span><text:span text:style-name="T81"><text:line-break/></text:span><text:span text:style-name="T81"> <text:s text:c="2"/></text:span><text:span text:style-name="T81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3">0</text:span><text:span text:style-name="T23">; </text:span><text:span text:style-name="T81"><text:line-break/></text:span><text:span text:style-name="T81"> <text:s text:c="2"/></text:span><text:span text:style-name="T81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3">0</text:span><text:span text:style-name="T23">; </text:span><text:span text:style-name="T81"><text:line-break/></text:span><text:span text:style-name="T81"> <text:s text:c="2"/></text:span><text:span text:style-name="T81"><text:tab/></text:span><text:span text:style-name="T22">virtual</text:span><text:span text:style-name="T23"> setName(string s) { name = s</text:span><text:span text:style-name="T23">;} </text:span></text:p>
            <text:p text:style-name="P14"><text:span text:style-name="T23"><text:s text:c="3"/></text:span><text:span text:style-name="T23"><text:tab/></text:span><text:span text:style-name="T81">// dtor must have a body</text:span><text:span text:style-name="T81"><text:line-break/></text:span><text:span text:style-name="T81"> <text:s text:c="4"/>// (- it is called by derived dtor):</text:span><text:span text:style-name="T81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81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3"> 0</text:span><text:span text:style-name="T23">; </text:span><text:span text:style-name="T81"><text:line-break/></text:span><text:span text:style-name="T81"> <text:s text:c="2"/></text:span><text:span text:style-name="T81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3">0</text:span><text:span text:style-name="T23">; </text:span><text:span text:style-name="T81"><text:line-break/></text:span><text:span text:style-name="T81"> <text:s text:c="2"/></text:span><text:span text:style-name="T81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3">0</text:span><text:span text:style-name="T23">; </text:span><text:span text:style-name="T81"><text:line-break/></text:span><text:span text:style-name="T23">};</text:span></text:p>
            <text:p text:style-name="P14"><text:span text:style-name="T22">inline</text:span><text:span text:style-name="T23"> Shape::~Shape() { } </text:span><text:span text:style-name="T84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</text:span><text:span text:style-name="T85">must be </text:span><text:span text:style-name="T85">implemented in derived class, but it can be </text:span><text:span text:style-name="T85">implemented in base also, destructor will be </text:span><text:span text:style-name="T85">called here so we must define 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3"> 0</text:span><text:span text:style-name="T23">; </text:span><text:span text:style-name="T81"><text:line-break/></text:span><text:span text:style-name="T81"> <text:s text:c="2"/></text:span><text:span text:style-name="T81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3">0</text:span><text:span text:style-name="T23">; </text:span><text:span text:style-name="T81"><text:line-break/></text:span><text:span text:style-name="T81"> <text:s text:c="2"/></text:span><text:span text:style-name="T81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3">0</text:span><text:span text:style-name="T23">; </text:span><text:span text:style-name="T81"><text:line-break/></text:span><text:span text:style-name="T23">};</text:span></text:p>
            <text:p text:style-name="P14"><text:span text:style-name="T22">inline</text:span><text:span text:style-name="T23"> Shape::~Shape() { } </text:span><text:span text:style-name="T84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2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/></text:p>
            <text:p text:style-name="P13"><text:span text:style-name="T42"/></text:p>
            <text:p text:style-name="P14"><text:span text:style-name="T22">class</text:span><text:span text:style-name="T23"> Circle: public Shape { </text:span><text:span text:style-name="T23"><text:line-break/></text:span><text:span text:style-name="T22">public</text:span><text:span text:style-name="T23">: </text:span><text:span text:style-name="T81"><text:line-break/></text:span><text:span text:style-name="T81"> <text:s text:c="2"/></text:span><text:span text:style-name="T81"><text:tab/></text:span><text:span text:style-name="T22">void</text:span><text:span text:style-name="T23"> draw() </text:span><text:span text:style-name="T22">const { … }</text:span><text:span text:style-name="T81"><text:line-break/></text:span><text:span text:style-name="T81"> <text:s text:c="2"/></text:span><text:span text:style-name="T81"><text:tab/></text:span><text:span text:style-name="T22">double</text:span><text:span text:style-name="T23"> area() </text:span><text:span text:style-name="T22">const { … }</text:span><text:span text:style-name="T81"><text:line-break/></text:span><text:span text:style-name="T23"> }; </text:span></text:p>
          </draw:text-box>
        </draw:frame>
        <presentation:notes draw:style-name="dp6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:</text:span></text:p>
            <text:p text:style-name="P13"><text:span text:style-name="T6"/></text:p>
            <text:p text:style-name="P14"><text:span text:style-name="T10">Shape* p; </text:span><text:span text:style-name="T86">// legal </text:span><text:span text:style-name="T86"><text:line-break/></text:span><text:span text:style-name="T10">Shape s; </text:span><text:span text:style-name="T87">// illegal</text:span><text:span text:style-name="T86"> </text:span></text:p>
            <text:p text:style-name="P14"><text:span text:style-name="T10">p = </text:span><text:span text:style-name="T15">new</text:span><text:span text:style-name="T10"> Shape; </text:span><text:span text:style-name="T87">// illegal</text:span><text:span text:style-name="T86"> </text:span><text:span text:style-name="T86"><text:line-break/></text:span><text:span text:style-name="T10">Circle c; </text:span><text:span text:style-name="T86">// legal</text:span><text:span text:style-name="T86"><text:line-break/></text:span><text:span text:style-name="T10">p = &amp;c; </text:span><text:span text:style-name="T86">// legal </text:span></text:p>
            <text:p text:style-name="P14"><text:span text:style-name="T10">p = new Circle; </text:span><text:span text:style-name="T86">// legal </text:span><text:span text:style-name="T86"><text:line-break/></text:span><text:span text:style-name="T8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5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5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2"><text:span text:style-name="T88"><text:s/></text:span><text:span text:style-name="T88">To create an equivalent to java </text:span><text:span text:style-name="T88">interface – declare a base class with </text:span><text:span text:style-name="T88">all methods pure virtual and no </text:span><text:span text:style-name="T88">fields.</text:span></text:p>
              </text:list-item>
            </text:list>
            <text:p text:style-name="P13"><text:span text:style-name="T88"/></text:p>
            <text:list text:continue-numbering="true" text:style-name="L11">
              <text:list-item>
                <text:p text:style-name="P13"><text:span text:style-name="T88"><text:s/></text:span><text:span text:style-name="T88">Inheritance can be used to hide </text:span><text:span text:style-name="T88">implementation. But, you will need a </text:span><text:span text:style-name="T88">factory and a pimpl pattern.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9">In List.hpp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90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9">In main.cpp:</text:span><text:span text:style-name="T89"><text:line-break/></text:span><text:span text:style-name="T91">#include "List.hpp"</text:span></text:p>
            <text:p text:style-name="P14"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47" draw:layer="layout" svg:width="12.064cm" svg:height="15.874cm" svg:x="12.954cm" svg:y="1.652cm">
          <text:p text:style-name="P46"><text:span text:style-name="T89">In List.cpp file:</text:span></text:p>
          <text:p text:style-name="P46"><text:span text:style-name="T66">class</text:span><text:span text:style-name="T67"> ListImpl: </text:span><text:span text:style-name="T66">public </text:span><text:span text:style-name="T67">List </text:span><text:span text:style-name="T51">{</text:span></text:p>
          <text:p text:style-name="P46"><text:span text:style-name="T51"><text:s text:c="3"/></text:span><text:span text:style-name="T50">int*</text:span><text:span text:style-name="T51"> theInts;</text:span></text:p>
          <text:p text:style-name="P46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46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46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6">
          <office:forms form:automatic-focus="false" form:apply-design-mode="false"/>
          <draw:page-thumbnail draw:name="מציין מיקום של תמונת שקופית 1" draw:style-name="gr1" draw:layer="layout" svg:width="14.216cm" svg:height="10.662cm" svg:x="2.752cm" svg:y="2.134cm" draw:page-number="4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4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8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2"><text:span text:style-name="T12">If you have virtual methods in a class, </text:span><text:span text:style-name="T12">always declare its destructor virtual</text:span></text:p>
              </text:list-item>
              <text:list-item>
                <text:p text:style-name="P42"><text:span text:style-name="T12">Never call virtual methods during </text:span><text:span text:style-name="T12">construction and destruction</text:span></text:p>
              </text:list-item>
              <text:list-item>
                <text:p text:style-name="P42"><text:span text:style-name="T12">Use pure virtual classes without any </text:span><text:span text:style-name="T12">fields to define interfaces</text:span></text:p>
                <text:p text:style-name="P42"><text:span text:style-name="T12"/></text:p>
              </text:list-item>
            </text:list>
          </draw:text-box>
        </draw:frame>
        <presentation:notes draw:style-name="dp5">
          <draw:frame draw:name="Rectangle 7" presentation:style-name="pr9" draw:text-style-name="P41" draw:layer="layout" svg:width="8.545cm" svg:height="1.419cm" svg:x="11.174cm" svg:y="27.01cm" presentation:class="page-number" presentation:user-transformed="true">
            <draw:text-box>
              <text:p text:style-name="P6"><text:span text:style-name="T92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6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derived objects must </text:span><text:span text:style-name="T42">implement but 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90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</text:span><text:span text:style-name="T8">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13">13/5/20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13">13/5/20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13">13/5/20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79</meta:editing-cycles>
    <meta:print-date>1999-11-04T13:06:28</meta:print-date>
    <meta:creation-date>1999-10-10T10:49:40</meta:creation-date>
    <dc:date>2020-05-13T12:50:52.544469970</dc:date>
    <meta:editing-duration>P29DT10H9M45S</meta:editing-duration>
    <meta:generator>LibreOffice/6.2.8.2$Linux_X86_64 LibreOffice_project/20$Build-2</meta:generator>
    <dc:creator>Erel Segal-Halevi</dc:creator>
    <meta:document-statistic meta:object-count="470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